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ans1" fo:font-size="16pt" fo:font-weight="bold" officeooo:paragraph-rsid="000f23fb"/>
    </style:style>
    <style:style style:name="P2" style:family="paragraph" style:parent-style-name="Standard">
      <style:paragraph-properties fo:text-align="justify" style:justify-single-word="false"/>
      <style:text-properties style:font-name="Liberation Sans1" fo:font-size="16pt" fo:font-weight="bold" officeooo:rsid="000f23fb" officeooo:paragraph-rsid="000f23fb"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1" fo:font-size="16pt" fo:font-weight="bold" officeooo:rsid="0013af15" officeooo:paragraph-rsid="001a3d4e"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1" fo:font-size="16pt" fo:font-weight="bold" officeooo:rsid="00176af1" officeooo:paragraph-rsid="00176af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1" fo:font-size="16pt" fo:font-weight="bold" officeooo:rsid="001d4653" officeooo:paragraph-rsid="002065aa"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ans1" fo:font-size="18pt" style:text-underline-style="solid" style:text-underline-width="auto" style:text-underline-color="font-color" officeooo:rsid="000e971d" officeooo:paragraph-rsid="000e971d" style:font-size-asian="18pt" style:font-size-complex="18pt"/>
    </style:style>
    <style:style style:name="P7" style:family="paragraph" style:parent-style-name="Standard">
      <style:paragraph-properties fo:text-align="justify" style:justify-single-word="false"/>
      <style:text-properties style:font-name="Liberation Sans1" fo:font-size="12pt" style:text-underline-style="none" fo:font-weight="normal" officeooo:rsid="000f23fb" officeooo:paragraph-rsid="000f2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1" fo:font-size="12pt" style:text-underline-style="none" fo:font-weight="normal" officeooo:rsid="0012d8a4" officeooo:paragraph-rsid="000f23f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1" fo:font-size="12pt" style:text-underline-style="none" fo:font-weight="normal" officeooo:rsid="00170edc" officeooo:paragraph-rsid="00170ed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1" fo:font-size="12pt" style:text-underline-style="none" fo:font-weight="normal" officeooo:rsid="001a3d4e" officeooo:paragraph-rsid="00176af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1" fo:font-size="12pt" style:text-underline-style="none" fo:font-weight="normal" officeooo:rsid="00205c3c" officeooo:paragraph-rsid="001eed2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officeooo:paragraph-rsid="00269a5c"/>
    </style:style>
    <style:style style:name="P13" style:family="paragraph" style:parent-style-name="Standard" style:list-style-name="L1">
      <style:paragraph-properties fo:text-align="justify" style:justify-single-word="false"/>
      <style:text-properties style:font-name="Liberation Sans1" fo:font-size="12pt" style:text-underline-style="none" fo:font-weight="normal" officeooo:rsid="001a3d4e" officeooo:paragraph-rsid="001aa64d"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Liberation Sans1" fo:font-size="12pt" style:text-underline-style="none" fo:font-weight="normal" officeooo:rsid="001a3d4e" officeooo:paragraph-rsid="001a3d4e" style:font-size-asian="12pt" style:font-weight-asian="normal" style:font-size-complex="12pt" style:font-weight-complex="normal"/>
    </style:style>
    <style:style style:name="P15" style:family="paragraph" style:parent-style-name="Standard" style:list-style-name="L1">
      <style:paragraph-properties fo:text-align="justify" style:justify-single-word="false" style:writing-mode="lr-tb"/>
      <style:text-properties style:font-name="Liberation Sans1" fo:font-size="12pt" style:text-underline-style="none" fo:font-weight="normal" officeooo:rsid="001a3d4e" officeooo:paragraph-rsid="001a3d4e" style:font-size-asian="12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style:font-name="Liberation Sans1" fo:font-size="12pt" style:text-underline-style="none" fo:font-weight="normal" officeooo:rsid="002418d0" officeooo:paragraph-rsid="00269a5c"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style:font-name="Liberation Sans1" fo:font-size="12pt" style:text-underline-style="none" fo:font-weight="normal" officeooo:rsid="002418d0" officeooo:paragraph-rsid="002065aa" style:font-size-asian="12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style:font-name="Liberation Sans1" fo:font-size="12pt" officeooo:paragraph-rsid="00269a5c" style:font-size-asian="12pt" style:font-size-complex="12pt"/>
    </style:style>
    <style:style style:name="P19" style:family="paragraph" style:parent-style-name="Standard">
      <style:paragraph-properties fo:text-align="justify" style:justify-single-word="false"/>
      <style:text-properties officeooo:paragraph-rsid="0026a59d"/>
    </style:style>
    <style:style style:name="P20" style:family="paragraph" style:parent-style-name="Standard">
      <style:paragraph-properties fo:text-align="justify" style:justify-single-word="false"/>
      <style:text-properties officeooo:paragraph-rsid="0029aae7"/>
    </style:style>
    <style:style style:name="P21" style:family="paragraph" style:parent-style-name="Standard">
      <style:paragraph-properties fo:text-align="justify" style:justify-single-word="false"/>
      <style:text-properties officeooo:paragraph-rsid="002c98cd"/>
    </style:style>
    <style:style style:name="P22" style:family="paragraph" style:parent-style-name="Standard">
      <style:paragraph-properties fo:text-align="justify" style:justify-single-word="false"/>
      <style:text-properties officeooo:paragraph-rsid="0031a980"/>
    </style:style>
    <style:style style:name="P23" style:family="paragraph" style:parent-style-name="Standard">
      <style:paragraph-properties fo:text-align="justify" style:justify-single-word="false"/>
      <style:text-properties officeooo:paragraph-rsid="0037b34a"/>
    </style:style>
    <style:style style:name="P24" style:family="paragraph" style:parent-style-name="Standard">
      <style:paragraph-properties fo:text-align="justify" style:justify-single-word="false"/>
      <style:text-properties fo:font-size="16pt" fo:font-weight="bold" officeooo:rsid="0026193f" officeooo:paragraph-rsid="00269a5c"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font-weight="bold" officeooo:rsid="0026a59d" officeooo:paragraph-rsid="0026a59d" style:font-size-asian="16pt" style:font-weight-asian="bold" style:font-size-complex="16pt" style:font-weight-complex="bold"/>
    </style:style>
    <style:style style:name="P26" style:family="paragraph" style:parent-style-name="Standard">
      <style:paragraph-properties fo:text-align="justify" style:justify-single-word="false"/>
      <style:text-properties officeooo:rsid="002c98cd" officeooo:paragraph-rsid="002c98cd"/>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f1936" style:font-size-asian="12pt" style:font-weight-asian="normal" style:font-size-complex="12pt" style:font-weight-complex="normal"/>
    </style:style>
    <style:style style:name="T3" style:family="text">
      <style:text-properties fo:font-size="12pt" style:text-underline-style="none" fo:font-weight="normal" officeooo:rsid="000f23fb" style:font-size-asian="12pt" style:font-weight-asian="normal" style:font-size-complex="12pt" style:font-weight-complex="normal"/>
    </style:style>
    <style:style style:name="T4" style:family="text">
      <style:text-properties fo:font-size="12pt" style:text-underline-style="none" fo:font-weight="normal" officeooo:rsid="00111125" style:font-size-asian="12pt" style:font-weight-asian="normal" style:font-size-complex="12pt" style:font-weight-complex="normal"/>
    </style:style>
    <style:style style:name="T5" style:family="text">
      <style:text-properties fo:font-size="12pt" style:text-underline-style="none" fo:font-weight="normal" officeooo:rsid="0012d8a4" style:font-size-asian="12pt" style:font-weight-asian="normal" style:font-size-complex="12pt" style:font-weight-complex="normal"/>
    </style:style>
    <style:style style:name="T6" style:family="text">
      <style:text-properties fo:font-size="12pt" style:text-underline-style="none" fo:font-weight="normal" officeooo:rsid="00155ec3" style:font-size-asian="12pt" style:font-weight-asian="normal" style:font-size-complex="12pt" style:font-weight-complex="normal"/>
    </style:style>
    <style:style style:name="T7" style:family="text">
      <style:text-properties fo:font-size="12pt" style:text-underline-style="none" fo:font-weight="normal" officeooo:rsid="00169f32" style:font-size-asian="12pt" style:font-weight-asian="normal" style:font-size-complex="12pt" style:font-weight-complex="normal"/>
    </style:style>
    <style:style style:name="T8" style:family="text">
      <style:text-properties fo:font-size="12pt" style:text-underline-style="none" fo:font-weight="normal" officeooo:rsid="00170edc" style:font-size-asian="12pt" style:font-weight-asian="normal" style:font-size-complex="12pt" style:font-weight-complex="normal"/>
    </style:style>
    <style:style style:name="T9" style:family="text">
      <style:text-properties fo:font-size="12pt" style:text-underline-style="none" fo:font-weight="normal" officeooo:rsid="001a1111" style:font-size-asian="12pt" style:font-weight-asian="normal" style:font-size-complex="12pt" style:font-weight-complex="normal"/>
    </style:style>
    <style:style style:name="T10" style:family="text">
      <style:text-properties fo:font-size="12pt" style:text-underline-style="none" fo:font-weight="normal" officeooo:rsid="001a3d4e" style:font-size-asian="12pt" style:font-weight-asian="normal" style:font-size-complex="12pt" style:font-weight-complex="normal"/>
    </style:style>
    <style:style style:name="T11" style:family="text">
      <style:text-properties fo:font-size="12pt" style:text-underline-style="none" fo:font-weight="normal" officeooo:rsid="001eed22" style:font-size-asian="12pt" style:font-weight-asian="normal" style:font-size-complex="12pt" style:font-weight-complex="normal"/>
    </style:style>
    <style:style style:name="T12" style:family="text">
      <style:text-properties fo:font-size="12pt" style:text-underline-style="none" fo:font-weight="normal" officeooo:rsid="00205c3c" style:font-size-asian="12pt" style:font-weight-asian="normal" style:font-size-complex="12pt" style:font-weight-complex="normal"/>
    </style:style>
    <style:style style:name="T13" style:family="text">
      <style:text-properties fo:font-size="12pt" style:text-underline-style="none" fo:font-weight="normal" officeooo:rsid="002065aa" style:font-size-asian="12pt" style:font-weight-asian="normal" style:font-size-complex="12pt" style:font-weight-complex="normal"/>
    </style:style>
    <style:style style:name="T14" style:family="text">
      <style:text-properties fo:font-size="12pt" style:text-underline-style="none" fo:font-weight="normal" officeooo:rsid="00269a5c" style:font-size-asian="12pt" style:font-weight-asian="normal" style:font-size-complex="12pt" style:font-weight-complex="normal"/>
    </style:style>
    <style:style style:name="T15" style:family="text">
      <style:text-properties style:text-underline-style="none"/>
    </style:style>
    <style:style style:name="T16" style:family="text">
      <style:text-properties style:text-underline-style="none" officeooo:rsid="000e971d" style:font-size-asian="14pt" style:font-weight-asian="bold" style:font-size-complex="16pt" style:font-weight-complex="bold"/>
    </style:style>
    <style:style style:name="T17" style:family="text">
      <style:text-properties style:text-underline-style="none" officeooo:rsid="0012d8a4"/>
    </style:style>
    <style:style style:name="T18" style:family="text">
      <style:text-properties style:text-underline-style="none" officeooo:rsid="00170edc"/>
    </style:style>
    <style:style style:name="T19" style:family="text">
      <style:text-properties officeooo:rsid="001eed22"/>
    </style:style>
    <style:style style:name="T20" style:family="text">
      <style:text-properties style:font-name="Liberation Sans1" fo:font-size="16pt" style:text-underline-style="none" fo:font-weight="bold" officeooo:rsid="00205c3c" style:font-size-asian="16pt" style:font-weight-asian="bold" style:font-size-complex="16pt" style:font-weight-complex="bold"/>
    </style:style>
    <style:style style:name="T21" style:family="text">
      <style:text-properties style:font-name="Liberation Sans1" fo:font-size="16pt" style:text-underline-style="none" fo:font-weight="bold" officeooo:rsid="002065aa" style:font-size-asian="16pt" style:font-weight-asian="bold" style:font-size-complex="16pt" style:font-weight-complex="bold"/>
    </style:style>
    <style:style style:name="T22" style:family="text">
      <style:text-properties style:font-name="Liberation Sans1" fo:font-size="16pt" style:text-underline-style="none" fo:font-weight="bold" officeooo:rsid="0026a59d" style:font-size-asian="16pt" style:font-weight-asian="bold" style:font-size-complex="16pt" style:font-weight-complex="bold"/>
    </style:style>
    <style:style style:name="T23" style:family="text">
      <style:text-properties style:font-name="Liberation Sans1" fo:font-size="12pt" style:text-underline-style="none" fo:font-weight="normal" style:font-size-asian="12pt" style:font-weight-asian="normal" style:font-size-complex="12pt" style:font-weight-complex="normal"/>
    </style:style>
    <style:style style:name="T24" style:family="text">
      <style:text-properties style:font-name="Liberation Sans1" fo:font-size="12pt" style:text-underline-style="none" fo:font-weight="normal" officeooo:rsid="002119ba" style:font-size-asian="12pt" style:font-weight-asian="normal" style:font-size-complex="12pt" style:font-weight-complex="normal"/>
    </style:style>
    <style:style style:name="T25" style:family="text">
      <style:text-properties style:font-name="Liberation Sans1" fo:font-size="12pt" style:text-underline-style="none" fo:font-weight="normal" officeooo:rsid="002418d0" style:font-size-asian="12pt" style:font-weight-asian="normal" style:font-size-complex="12pt" style:font-weight-complex="normal"/>
    </style:style>
    <style:style style:name="T26" style:family="text">
      <style:text-properties style:font-name="Liberation Sans1" fo:font-size="12pt" style:text-underline-style="none" fo:font-weight="normal" officeooo:rsid="00269a5c" style:font-size-asian="12pt" style:font-weight-asian="normal" style:font-size-complex="12pt" style:font-weight-complex="normal"/>
    </style:style>
    <style:style style:name="T27" style:family="text">
      <style:text-properties style:font-name="Liberation Sans1" fo:font-size="12pt" style:text-underline-style="none" fo:font-weight="normal" officeooo:rsid="0026a59d" style:font-size-asian="12pt" style:font-weight-asian="normal" style:font-size-complex="12pt" style:font-weight-complex="normal"/>
    </style:style>
    <style:style style:name="T28" style:family="text">
      <style:text-properties style:font-name="Liberation Sans1" fo:font-size="12pt" style:text-underline-style="none" fo:font-weight="normal" officeooo:rsid="0026a59d" style:font-size-asian="10.5pt" style:font-weight-asian="normal" style:font-size-complex="12pt" style:font-weight-complex="normal"/>
    </style:style>
    <style:style style:name="T29" style:family="text">
      <style:text-properties style:font-name="Liberation Sans1" style:text-underline-style="none"/>
    </style:style>
    <style:style style:name="T30" style:family="text">
      <style:text-properties style:font-name="Liberation Sans1" style:text-underline-style="none" officeooo:rsid="002418d0"/>
    </style:style>
    <style:style style:name="T31" style:family="text">
      <style:text-properties officeooo:rsid="00269a5c"/>
    </style:style>
    <style:style style:name="T32" style:family="text">
      <style:text-properties officeooo:rsid="0026a59d"/>
    </style:style>
    <style:style style:name="T33" style:family="text">
      <style:text-properties style:font-name="Liberation Sans1" fo:font-size="12pt" fo:font-weight="normal" style:font-size-asian="10.5pt" style:font-weight-asian="normal" style:font-size-complex="12pt" style:font-weight-complex="normal"/>
    </style:style>
    <style:style style:name="T34" style:family="text">
      <style:text-properties style:font-name="Liberation Sans1" fo:font-size="12pt" fo:font-weight="normal" officeooo:rsid="0026a59d" style:font-size-asian="10.5pt" style:font-weight-asian="normal" style:font-size-complex="12pt" style:font-weight-complex="normal"/>
    </style:style>
    <style:style style:name="T35" style:family="text">
      <style:text-properties style:font-name="Liberation Sans1" fo:font-size="12pt" fo:font-weight="normal" officeooo:rsid="00284db8" style:font-size-asian="10.5pt" style:font-weight-asian="normal" style:font-size-complex="12pt" style:font-weight-complex="normal"/>
    </style:style>
    <style:style style:name="T36" style:family="text">
      <style:text-properties style:font-name="Liberation Sans1" fo:font-size="12pt" fo:font-weight="normal" officeooo:rsid="0029aae7" style:font-size-asian="10.5pt" style:font-weight-asian="normal" style:font-size-complex="12pt" style:font-weight-complex="normal"/>
    </style:style>
    <style:style style:name="T37" style:family="text">
      <style:text-properties style:font-name="Liberation Sans1" fo:font-size="12pt" fo:font-weight="normal" officeooo:rsid="002b3d33" style:font-size-asian="10.5pt" style:font-weight-asian="normal" style:font-size-complex="12pt" style:font-weight-complex="normal"/>
    </style:style>
    <style:style style:name="T38" style:family="text">
      <style:text-properties style:font-name="Liberation Sans1" fo:font-size="12pt" fo:font-weight="normal" officeooo:rsid="002e66de" style:font-size-asian="10.5pt" style:font-weight-asian="normal" style:font-size-complex="12pt" style:font-weight-complex="normal"/>
    </style:style>
    <style:style style:name="T39" style:family="text">
      <style:text-properties style:font-name="Liberation Sans1" fo:font-size="12pt" fo:font-weight="normal" officeooo:rsid="0031a980" style:font-size-asian="10.5pt" style:font-weight-asian="normal" style:font-size-complex="12pt" style:font-weight-complex="normal"/>
    </style:style>
    <style:style style:name="T40" style:family="text">
      <style:text-properties style:font-name="Liberation Sans1" fo:font-size="12pt" fo:font-weight="normal" officeooo:rsid="00328d06" style:font-size-asian="10.5pt" style:font-weight-asian="normal" style:font-size-complex="12pt" style:font-weight-complex="normal"/>
    </style:style>
    <style:style style:name="T41" style:family="text">
      <style:text-properties style:font-name="Liberation Sans1" fo:font-size="12pt" fo:font-weight="normal" style:font-size-asian="12pt" style:font-weight-asian="normal" style:font-size-complex="12pt" style:font-weight-complex="normal"/>
    </style:style>
    <style:style style:name="T42" style:family="text">
      <style:text-properties style:font-name="Liberation Sans1" fo:font-size="12pt" fo:font-weight="normal" officeooo:rsid="002e66de" style:font-size-asian="12pt" style:font-weight-asian="normal" style:font-size-complex="12pt" style:font-weight-complex="normal"/>
    </style:style>
    <style:style style:name="T43" style:family="text">
      <style:text-properties style:font-name="Liberation Sans1" fo:font-size="12pt" fo:font-weight="normal" officeooo:rsid="002f5b5a" style:font-size-asian="12pt" style:font-weight-asian="normal" style:font-size-complex="12pt" style:font-weight-complex="normal"/>
    </style:style>
    <style:style style:name="T44" style:family="text">
      <style:text-properties style:font-name="Liberation Sans1" fo:font-size="12pt" fo:font-weight="normal" officeooo:rsid="0030956a" style:font-size-asian="12pt" style:font-weight-asian="normal" style:font-size-complex="12pt" style:font-weight-complex="normal"/>
    </style:style>
    <style:style style:name="T45" style:family="text">
      <style:text-properties style:font-name="Liberation Sans1" fo:font-size="12pt" fo:font-weight="normal" officeooo:rsid="0031a980" style:font-size-asian="12pt" style:font-weight-asian="normal" style:font-size-complex="12pt" style:font-weight-complex="normal"/>
    </style:style>
    <style:style style:name="T46" style:family="text">
      <style:text-properties style:font-name="Liberation Sans1" fo:font-size="12pt" fo:font-weight="normal" officeooo:rsid="0033e36b" style:font-size-asian="12pt" style:font-weight-asian="normal" style:font-size-complex="12pt" style:font-weight-complex="normal"/>
    </style:style>
    <style:style style:name="T47" style:family="text">
      <style:text-properties style:font-name="Liberation Sans1" fo:font-size="12pt" fo:font-weight="normal" officeooo:rsid="003429db" style:font-size-asian="12pt" style:font-weight-asian="normal" style:font-size-complex="12pt" style:font-weight-complex="normal"/>
    </style:style>
    <style:style style:name="T48" style:family="text">
      <style:text-properties style:font-name="Liberation Sans1" fo:font-size="12pt" fo:font-weight="normal" officeooo:rsid="0037b34a" style:font-size-asian="12pt" style:font-weight-asian="normal" style:font-size-complex="12pt" style:font-weight-complex="normal"/>
    </style:style>
    <style:style style:name="T49" style:family="text">
      <style:text-properties style:font-name="Liberation Sans1" fo:font-size="12pt" fo:font-weight="normal" officeooo:rsid="00390773" style:font-size-asian="12pt" style:font-weight-asian="normal" style:font-size-complex="12pt" style:font-weight-complex="normal"/>
    </style:style>
    <style:style style:name="T50" style:family="text">
      <style:text-properties style:font-name="Liberation Sans1" fo:font-size="12pt" fo:font-weight="normal" officeooo:rsid="003a7d3c" style:font-size-asian="12pt" style:font-weight-asian="normal" style:font-size-complex="12pt" style:font-weight-complex="normal"/>
    </style:style>
    <style:style style:name="T51" style:family="text">
      <style:text-properties style:font-name="Liberation Sans1" fo:font-size="16pt" fo:font-weight="bold" officeooo:rsid="002c98cd" style:font-size-asian="16pt" style:font-weight-asian="bold" style:font-size-complex="16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9">­</text:span>Seminar – Presentation Script</text:p>
      <text:p text:style-name="P6"/>
      <text:p text:style-name="P1"><text:span text:style-name="T16">Slide 1: </text:span><text:span text:style-name="T2">Machine Learning – a fascinating concept that revolutionized many industries as well as our daily lives in the last decade. A technology that is always at the tip of our fingers without us noticing its existence </text:span><text:span text:style-name="T3">sometimes</text:span><text:span text:style-name="T2">. </text:span><text:span text:style-name="T3">It could be ChatGPT, a youtube for you page or a stock prediction, all of them are based on the real world data that has been collected throughout the years. As we collect data, we try to find some patterns. Those patterns form – </text:span><text:span text:style-name="T14">what we call</text:span><text:span text:style-name="T3"> a machine learning model. Finally, we make predictions about the data, which we have not seen so far, based on that model.</text:span></text:p>
      <text:p text:style-name="P7"/>
      <text:p text:style-name="P2"><text:span text:style-name="T15">Slide 2: </text:span><text:span text:style-name="T1">So machine learning is </text:span><text:span text:style-name="T14">actually</text:span><text:span text:style-name="T1"> nothing but data preparation plus the algorithms we apply to that data to extract patterns. However, as our data sets get larger, our model get</text:span><text:span text:style-name="T4">s</text:span><text:span text:style-name="T1"> much more complex, thus we need a significant amount of time for the computation </text:span><text:span text:style-name="T4">of</text:span><text:span text:style-name="T1"> </text:span><text:span text:style-name="T4">our model. </text:span><text:span text:style-name="T14">For</text:span><text:span text:style-name="T5"> this case, we </text:span><text:span text:style-name="T14">use</text:span><text:span text:style-name="T5"> the term large-scale machine learning. To deal with the scaling computi</text:span><text:span text:style-name="T14">onal</text:span><text:span text:style-name="T5"> effort, we utilize HPC systems which are composed of multiple computational and storage units. This way, we can parallelize our computations, </text:span><text:span text:style-name="T7">hence</text:span><text:span text:style-name="T5"> reduce the time for training as well as testing.</text:span></text:p>
      <text:p text:style-name="P8"/>
      <text:p text:style-name="P3"><text:span text:style-name="T17">S</text:span><text:span text:style-name="T15">lide 3:</text:span><text:span text:style-name="T1"> TensorFlow is </text:span><text:span text:style-name="T10">a </text:span><text:span text:style-name="T1">framework, </text:span><text:span text:style-name="T6">which enables us to</text:span><text:span text:style-name="T1"> deploy </text:span><text:span text:style-name="T6">and run </text:span><text:span text:style-name="T14">such</text:span><text:span text:style-name="T1"> large-scale machine learn</text:span><text:span text:style-name="T6">ing applications. </text:span><text:span text:style-name="T7">Through its API, we can introduce our data set </text:span><text:span text:style-name="T8">and</text:span><text:span text:style-name="T7"> specify our preferred model</text:span><text:span text:style-name="T8">. TensorFlow’s system </text:span><text:span text:style-name="T9">then takes over and</text:span><text:span text:style-name="T8"> carries out several computations with the ability of mapping them onto a wide variety of hardware, such as a mobile device or an HPC system. </text:span></text:p>
      <text:p text:style-name="P9"/>
      <text:p text:style-name="P4"><text:span text:style-name="T18">S</text:span><text:span text:style-name="T15">lide 4: </text:span><text:span text:style-name="T1">But how exactly </text:span><text:span text:style-name="T11">is it</text:span><text:span text:style-name="T10"> done</text:span><text:span text:style-name="T1">? </text:span><text:span text:style-name="T14">Well, </text:span><text:span text:style-name="T10">TensorFlow represents those computations in a directed dataflow graph, which can be compiled before or during the execution. A graph is typically composed of the following:</text:span></text:p>
      <text:p text:style-name="P10"/>
      <text:list text:style-name="L1">
        <text:list-item>
          <text:p text:style-name="P13">Operation: An operation represents a computation such as addition or matrix dot product.</text:p>
          <text:p text:style-name="P14"/>
        </text:list-item>
        <text:list-item>
          <text:p text:style-name="P14">Node: A node has inputs and outputs. It is an instantiation of an operation.</text:p>
          <text:p text:style-name="P13"/>
        </text:list-item>
        <text:list-item>
          <text:p text:style-name="P13">Tensor: Tensors are multidimensional arrays describing the data. They flow into the nodes as inputs through the edges of a graph. </text:p>
          <text:p text:style-name="P14"/>
        </text:list-item>
        <text:list-item>
          <text:p text:style-name="P14">Edge: Data flows through the edges from one node to another. </text:p>
          <text:p text:style-name="P14"/>
        </text:list-item>
        <text:list-item>
          <text:p text:style-name="P15">Device: Devices are computational units on a machine that are utilized by TensorFlow’s system to execute <text:span text:style-name="T31">operations</text:span>.</text:p>
        </text:list-item>
      </text:list>
      <text:p text:style-name="P9"/>
      <text:p text:style-name="P5"><text:span text:style-name="T18">S</text:span><text:span text:style-name="T15">lide 5: </text:span><text:span text:style-name="T11">After a graph is compiled, it is time to execute it. There are different execution mechanisms, hence different implementations for single and </text:span><text:span text:style-name="T13">distributed</text:span><text:span text:style-name="T11"> systems. Each implementation follows the same standard: Graph is divided into subgraphs. A master and an arbitrary number of worker processes are created. Each worker is responsible for one or more devices. Master distributes each subgraph execution to every single one of workers. </text:span><text:span text:style-name="T12">Finally, the results are collected by the master. As we are going to focus on how to achieve efficiency and scalability while programming with TensorFlow on HPC systems, we first have to take a closer look at the distributed implementation of TensorFlow.</text:span></text:p>
      <text:p text:style-name="P11"/>
      <text:p text:style-name="P12"><text:soft-page-break/><text:span text:style-name="T20">S</text:span><text:span text:style-name="T21">lide 6: </text:span><text:span text:style-name="T24">When it comes to a system with </text:span><text:span text:style-name="T25">a</text:span><text:span text:style-name="T24"> single-device, execution is fairly simple: One master and one worker. All the nodes are mapped to a single device. However, in the case of an HPC system with multiple devices, </text:span><text:span text:style-name="T25">we </text:span><text:span text:style-name="T26">have to</text:span><text:span text:style-name="T25"> </text:span><text:span text:style-name="T26">consider</text:span><text:span text:style-name="T25"> </text:span><text:span text:style-name="T26">3 main </text:span><text:span text:style-name="T25">programming challenges, as to </text:span></text:p>
      <text:list text:style-name="L2">
        <text:list-item>
          <text:p text:style-name="P16">Which device will execute which subgraph?</text:p>
        </text:list-item>
        <text:list-item>
          <text:p text:style-name="P18">How will devices <text:span text:style-name="T32">of dependent subgraphs</text:span> communicate with each other?</text:p>
        </text:list-item>
        <text:list-item>
          <text:p text:style-name="P18">How can we efficiently use memory during execution?</text:p>
          <text:p text:style-name="P17"/>
        </text:list-item>
      </text:list>
      <text:p text:style-name="P24"><text:span text:style-name="T30">S</text:span><text:span text:style-name="T29">lide 7: </text:span><text:span text:style-name="T26">Concerning our first challenge, we have to somehow map each subgraph execution to each of the devices that are available on our system. To do that, TensorFlow uses a greedy algorithm, which is the following: We initialize a </text:span><text:span text:style-name="T27">m</text:span><text:span text:style-name="T26">ap where keys are the nodes and values are the devices. We traverse the graph and for each node: we initialize a cost model. Then, we select the available devices which can execute the particular subgraph. We iterate through those devices and for each device: we first simulate the execution and measure the execution cost. Execution cost here means the completion time of a node on that device. We then add our result to our cost model for comparison. </text:span><text:span text:style-name="T27">Finally we select the device with the minimum cost and add it to our map.</text:span></text:p>
      <text:p text:style-name="P24"><text:span text:style-name="T27"/></text:p>
      <text:p text:style-name="P25"><text:span text:style-name="T29">Slide 8: </text:span><text:span text:style-name="T23">After the mapping is complete, we can move onto our second challenge: the communication. As we know, data flows from one node to another through the edges. Since there are also nodes assigned to different devices now, we need a device intercommunication mechanism. TensorFlow provides that by implementing two types of nodes: A Send-Node and a Receive-Node. The edges between the nodes of different devices are replaced by two edges: one from sender to Send-Node and one from Receive-Node to receiver. A particular intercommunication is managed only and only by the respective Send- and Receive-Nodes. This way, a decentralized communication mechanism is achieved, thus there is no need for explicit monitoring (for example by the master process).</text:span></text:p>
      <text:p text:style-name="P25"><text:span text:style-name="T23"/></text:p>
      <text:p text:style-name="P19"><text:span text:style-name="T22">Slide 9:</text:span><text:span text:style-name="T28"> While developing large-scale ML-models, our goal is to minimize the computation time as well as optimize the memory usage. Which leads us to our third challenge: memory management. To efficiently manage the memory, we first have to analyze our preferred ML-application: How big is our data set? How computationally intensive is our ML-algorithm? What could be the required resources? And so on. Having a good estimation of our ML-application, we can now customize our HPC system to meet our requirements. In this case, we have two common architectural approaches as to memory management: Shared Memory Model and Distributed Memory Model. </text:span></text:p>
      <text:p text:style-name="P19"><text:span text:style-name="T28"/></text:p>
      <text:p text:style-name="P19"><text:span text:style-name="T33">In a shared memory model, all the worker processes of different devices have access to a common memory. </text:span><text:span text:style-name="T34">E</text:span><text:span text:style-name="T33">ach worker can modify the data within the shared regio</text:span><text:span text:style-name="T34">n</text:span><text:span text:style-name="T33">. </text:span><text:span text:style-name="T34">As a result,</text:span><text:span text:style-name="T33"> </text:span><text:span text:style-name="T34">w</text:span><text:span text:style-name="T33">orkers can communicate without the need of an explicit </text:span><text:span text:style-name="T34">mechanism. </text:span><text:span text:style-name="T39">Therefore</text:span><text:span text:style-name="T34">, implementing the shared memory model is not a complex task, which yields the opportunity to easily program and debug. </text:span><text:span text:style-name="T38">For smaller applications, shared memory model could be an optimal solution.</text:span><text:span text:style-name="T34"> </text:span><text:span text:style-name="T36">Nevertheless, it has obviously some shortcomings in terms of memory capacity and scalability. </text:span><text:span text:style-name="T37">This is why we prefer distributed memory model in large-scale machine learning.</text:span></text:p>
      <text:p text:style-name="P19"><text:span text:style-name="T34"/></text:p>
      <text:p text:style-name="P20"><text:span text:style-name="T34">In a distributed memory model </text:span><text:span text:style-name="T35">however</text:span><text:span text:style-name="T34">, each device has its own local memory and can directly access only this memory. Data is exchanged between the different workers through a communication network. If a worker wants to access the data of another, it uses an explicit communication mechanism such as message passing. Despite the complexity </text:span><text:soft-page-break/><text:span text:style-name="T34">of the architecture, distributing memor</text:span><text:span text:style-name="T40">y gurantees</text:span><text:span text:style-name="T34"> failure tolerance. If one cluster malfunctions, other</text:span><text:span text:style-name="T36">s</text:span><text:span text:style-name="T34"> can continue executing because they have their own local memories.</text:span></text:p>
      <text:p text:style-name="P20"><text:span text:style-name="T34"/></text:p>
      <text:p text:style-name="P26"><text:span text:style-name="T34">N</text:span><text:span text:style-name="T33">owadays, HPC systems has the combination of two to be able to execute a wide variety of ML-applications.</text:span></text:p>
      <text:p text:style-name="P26"><text:span text:style-name="T33"/></text:p>
      <text:p text:style-name="P21"><text:span text:style-name="T51">Slide 10: </text:span><text:span text:style-name="T43">Concepts that we have gone through </text:span><text:span text:style-name="T44">so far</text:span><text:span text:style-name="T42"> are not the only </text:span><text:span text:style-name="T43">methods </text:span><text:span text:style-name="T44">for achieving</text:span><text:span text:style-name="T42"> efficiency and scalability. There are a lot more provided by TensorFlow’</text:span><text:span text:style-name="T44">s implementation</text:span><text:span text:style-name="T42">. </text:span><text:span text:style-name="T45">Here are some of the optimizations:</text:span></text:p>
      <text:p text:style-name="P21"><text:span text:style-name="T45"/></text:p>
      <text:p text:style-name="P22"><text:span text:style-name="T45">Common Subexpression Elimination: </text:span><text:span text:style-name="T46">It is about </text:span><text:span text:style-name="T45">eliminat</text:span><text:span text:style-name="T46">ing</text:span><text:span text:style-name="T45"> recurring operations. When constructing graphs, certain nodes, whose operations produce the same result, may be created multiple times. </text:span><text:span text:style-name="T46">TensorFlow goes through the graph, detects those redundant nodes </text:span><text:span text:style-name="T47">and replaces them with a one single node. </text:span><text:span text:style-name="T49">Which speeds up the compilation </text:span><text:span text:style-name="T50">process</text:span><text:span text:style-name="T49">.</text:span></text:p>
      <text:p text:style-name="P22"><text:span text:style-name="T47"/></text:p>
      <text:p text:style-name="P23"><text:span text:style-name="T47">Eager Execution: </text:span><text:span text:style-name="T41">In the case of</text:span><text:span text:style-name="T47"> </text:span><text:span text:style-name="T41">default graph executio</text:span><text:span text:style-name="T47">n</text:span><text:span text:style-name="T41">, the graph is </text:span><text:span text:style-name="T47">compiled</text:span><text:span text:style-name="T41"> beforehand and then executed in a separate step. </text:span><text:span text:style-name="T47">In contrast, Eager Execution allows us to </text:span><text:span text:style-name="T48">compile a subgraph at runtime and</text:span><text:span text:style-name="T47"> </text:span><text:span text:style-name="T48">execute it instantly without</text:span><text:span text:style-name="T47"> </text:span><text:span text:style-name="T48">compiling</text:span><text:span text:style-name="T47"> </text:span><text:span text:style-name="T48">the whole</text:span><text:span text:style-name="T47"> grap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Start_7e_LT_7e_Gliederung_20_1" style:display-name="Star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Start_7e_LT_7e_Gliederung_20_2" style:display-name="Start~LT~Gliederung 2" style:family="paragraph" style:parent-style-name="Star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3" style:display-name="Start~LT~Gliederung 3" style:family="paragraph" style:parent-style-name="Star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4" style:display-name="Start~LT~Gliederung 4" style:family="paragraph" style:parent-style-name="Star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5" style:display-name="Start~LT~Gliederung 5" style:family="paragraph" style:parent-style-name="Star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6" style:display-name="Start~LT~Gliederung 6" style:family="paragraph" style:parent-style-name="Star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7" style:display-name="Start~LT~Gliederung 7" style:family="paragraph" style:parent-style-name="Star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8" style:display-name="Start~LT~Gliederung 8" style:family="paragraph" style:parent-style-name="Star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9" style:display-name="Start~LT~Gliederung 9" style:family="paragraph" style:parent-style-name="Star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Titel" style:display-name="Star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Start_7e_LT_7e_Untertitel" style:display-name="Star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rt_7e_LT_7e_Notizen" style:display-name="Star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rt_7e_LT_7e_Hintergrundobjekte" style:display-name="Star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rt_7e_LT_7e_Hintergrund" style:display-name="Star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gray"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ack"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ack-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white"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ue-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orange-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teal-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magenta-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7e_LT_7e_Gliederung_20_1" style:display-name="Inhal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Gliederung_20_2" style:display-name="Inhalt~LT~Gliederung 2" style:family="paragraph" style:parent-style-name="Inhal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3" style:display-name="Inhalt~LT~Gliederung 3" style:family="paragraph" style:parent-style-name="Inhal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4" style:display-name="Inhalt~LT~Gliederung 4" style:family="paragraph" style:parent-style-name="Inhal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5" style:display-name="Inhalt~LT~Gliederung 5" style:family="paragraph" style:parent-style-name="Inhal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6" style:display-name="Inhalt~LT~Gliederung 6" style:family="paragraph" style:parent-style-name="Inhal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7" style:display-name="Inhalt~LT~Gliederung 7" style:family="paragraph" style:parent-style-name="Inhal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8" style:display-name="Inhalt~LT~Gliederung 8" style:family="paragraph" style:parent-style-name="Inhal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9" style:display-name="Inhalt~LT~Gliederung 9" style:family="paragraph" style:parent-style-name="Inhal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Titel" style:display-name="Inhal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Untertitel" style:display-name="Inhal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Notizen" style:display-name="Inha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Hintergrundobjekte" style:display-name="Inha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7e_LT_7e_Hintergrund" style:display-name="Inha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7e_LT_7e_Gliederung_20_1" style:display-name="Zwei Inhalte + Tex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Gliederung_20_2" style:display-name="Zwei Inhalte + Text~LT~Gliederung 2" style:family="paragraph" style:parent-style-name="Zwei_20_Inhalte_20__2b__20_Tex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3" style:display-name="Zwei Inhalte + Text~LT~Gliederung 3" style:family="paragraph" style:parent-style-name="Zwei_20_Inhalte_20__2b__20_Tex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4" style:display-name="Zwei Inhalte + Text~LT~Gliederung 4" style:family="paragraph" style:parent-style-name="Zwei_20_Inhalte_20__2b__20_Tex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5" style:display-name="Zwei Inhalte + Text~LT~Gliederung 5" style:family="paragraph" style:parent-style-name="Zwei_20_Inhalte_20__2b__20_Tex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6" style:display-name="Zwei Inhalte + Text~LT~Gliederung 6" style:family="paragraph" style:parent-style-name="Zwei_20_Inhalte_20__2b__20_Tex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7" style:display-name="Zwei Inhalte + Text~LT~Gliederung 7" style:family="paragraph" style:parent-style-name="Zwei_20_Inhalte_20__2b__20_Tex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8" style:display-name="Zwei Inhalte + Text~LT~Gliederung 8" style:family="paragraph" style:parent-style-name="Zwei_20_Inhalte_20__2b__20_Tex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9" style:display-name="Zwei Inhalte + Text~LT~Gliederung 9" style:family="paragraph" style:parent-style-name="Zwei_20_Inhalte_20__2b__20_Tex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Titel" style:display-name="Zwei Inhalte + Tex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Untertitel" style:display-name="Zwei Inhalte + Tex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Notizen" style:display-name="Zwei Inhalte + Tex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Hintergrundobjekte" style:display-name="Zwei Inhalte + Tex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7e_LT_7e_Hintergrund" style:display-name="Zwei Inhalte + Tex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7e_LT_7e_Gliederung_20_1" style:display-name="zwei Inhalt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Gliederung_20_2" style:display-name="zwei Inhalte~LT~Gliederung 2" style:family="paragraph" style:parent-style-name="zwei_20_Inhalte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3" style:display-name="zwei Inhalte~LT~Gliederung 3" style:family="paragraph" style:parent-style-name="zwei_20_Inhalte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4" style:display-name="zwei Inhalte~LT~Gliederung 4" style:family="paragraph" style:parent-style-name="zwei_20_Inhalte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5" style:display-name="zwei Inhalte~LT~Gliederung 5" style:family="paragraph" style:parent-style-name="zwei_20_Inhalte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6" style:display-name="zwei Inhalte~LT~Gliederung 6" style:family="paragraph" style:parent-style-name="zwei_20_Inhalte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7" style:display-name="zwei Inhalte~LT~Gliederung 7" style:family="paragraph" style:parent-style-name="zwei_20_Inhalte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8" style:display-name="zwei Inhalte~LT~Gliederung 8" style:family="paragraph" style:parent-style-name="zwei_20_Inhalte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9" style:display-name="zwei Inhalte~LT~Gliederung 9" style:family="paragraph" style:parent-style-name="zwei_20_Inhalte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Titel" style:display-name="zwei Inhalt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Untertitel" style:display-name="zwei Inhalte~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Notizen" style:display-name="zwei Inhalt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Hintergrundobjekte" style:display-name="zwei Inhalte~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7e_LT_7e_Hintergrund" style:display-name="zwei Inhalte~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20__2b__20_Text_7e_LT_7e_Gliederung_20_1" style:display-name="Inhalt + Tex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Gliederung_20_2" style:display-name="Inhalt + Text~LT~Gliederung 2" style:family="paragraph" style:parent-style-name="Inhalt_20__2b__20_Tex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3" style:display-name="Inhalt + Text~LT~Gliederung 3" style:family="paragraph" style:parent-style-name="Inhalt_20__2b__20_Tex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4" style:display-name="Inhalt + Text~LT~Gliederung 4" style:family="paragraph" style:parent-style-name="Inhalt_20__2b__20_Tex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5" style:display-name="Inhalt + Text~LT~Gliederung 5" style:family="paragraph" style:parent-style-name="Inhalt_20__2b__20_Tex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6" style:display-name="Inhalt + Text~LT~Gliederung 6" style:family="paragraph" style:parent-style-name="Inhalt_20__2b__20_Tex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7" style:display-name="Inhalt + Text~LT~Gliederung 7" style:family="paragraph" style:parent-style-name="Inhalt_20__2b__20_Tex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8" style:display-name="Inhalt + Text~LT~Gliederung 8" style:family="paragraph" style:parent-style-name="Inhalt_20__2b__20_Tex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9" style:display-name="Inhalt + Text~LT~Gliederung 9" style:family="paragraph" style:parent-style-name="Inhalt_20__2b__20_Tex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Titel" style:display-name="Inhalt + Tex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Untertitel" style:display-name="Inhalt + Tex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Notizen" style:display-name="Inhalt + Tex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Hintergrundobjekte" style:display-name="Inhalt + Tex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20__2b__20_Text_7e_LT_7e_Hintergrund" style:display-name="Inhalt + Tex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oße_20_Bilder_7e_LT_7e_Gliederung_20_1" style:display-name="große Bilder~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Gliederung_20_2" style:display-name="große Bilder~LT~Gliederung 2" style:family="paragraph" style:parent-style-name="große_20_Bilder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3" style:display-name="große Bilder~LT~Gliederung 3" style:family="paragraph" style:parent-style-name="große_20_Bilder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4" style:display-name="große Bilder~LT~Gliederung 4" style:family="paragraph" style:parent-style-name="große_20_Bilder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5" style:display-name="große Bilder~LT~Gliederung 5" style:family="paragraph" style:parent-style-name="große_20_Bilder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6" style:display-name="große Bilder~LT~Gliederung 6" style:family="paragraph" style:parent-style-name="große_20_Bilder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7" style:display-name="große Bilder~LT~Gliederung 7" style:family="paragraph" style:parent-style-name="große_20_Bilder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8" style:display-name="große Bilder~LT~Gliederung 8" style:family="paragraph" style:parent-style-name="große_20_Bilder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9" style:display-name="große Bilder~LT~Gliederung 9" style:family="paragraph" style:parent-style-name="große_20_Bilder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Titel" style:display-name="große Bilder~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Untertitel" style:display-name="große Bilder~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Notizen" style:display-name="große Bilder~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Hintergrundobjekte" style:display-name="große Bilder~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oße_20_Bilder_7e_LT_7e_Hintergrund" style:display-name="große Bilder~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ilder_20_formatfüllend_7e_LT_7e_Gliederung_20_1" style:display-name="Bilder formatfüllen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Gliederung_20_2" style:display-name="Bilder formatfüllend~LT~Gliederung 2" style:family="paragraph" style:parent-style-name="Bilder_20_formatfüllend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3" style:display-name="Bilder formatfüllend~LT~Gliederung 3" style:family="paragraph" style:parent-style-name="Bilder_20_formatfüllend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4" style:display-name="Bilder formatfüllend~LT~Gliederung 4" style:family="paragraph" style:parent-style-name="Bilder_20_formatfüllend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5" style:display-name="Bilder formatfüllend~LT~Gliederung 5" style:family="paragraph" style:parent-style-name="Bilder_20_formatfüllend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6" style:display-name="Bilder formatfüllend~LT~Gliederung 6" style:family="paragraph" style:parent-style-name="Bilder_20_formatfüllend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7" style:display-name="Bilder formatfüllend~LT~Gliederung 7" style:family="paragraph" style:parent-style-name="Bilder_20_formatfüllend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8" style:display-name="Bilder formatfüllend~LT~Gliederung 8" style:family="paragraph" style:parent-style-name="Bilder_20_formatfüllend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9" style:display-name="Bilder formatfüllend~LT~Gliederung 9" style:family="paragraph" style:parent-style-name="Bilder_20_formatfüllend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Titel" style:display-name="Bilder formatfüllend~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Untertitel" style:display-name="Bilder formatfüllend~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Notizen" style:display-name="Bilder formatfüllen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Hintergrundobjekte" style:display-name="Bilder formatfüllend~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ilder_20_formatfüllend_7e_LT_7e_Hintergrund" style:display-name="Bilder formatfüllend~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20__28_Hintergrund_29__7e_LT_7e_Gliederung_20_1" style:display-name="Zwei Inhalte + Text (Hintergrun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Gliederung_20_2" style:display-name="Zwei Inhalte + Text (Hintergrund)~LT~Gliederung 2" style:family="paragraph" style:parent-style-name="Zwei_20_Inhalte_20__2b__20_Text_20__28_Hintergrund_29_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3" style:display-name="Zwei Inhalte + Text (Hintergrund)~LT~Gliederung 3" style:family="paragraph" style:parent-style-name="Zwei_20_Inhalte_20__2b__20_Text_20__28_Hintergrund_29_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4" style:display-name="Zwei Inhalte + Text (Hintergrund)~LT~Gliederung 4" style:family="paragraph" style:parent-style-name="Zwei_20_Inhalte_20__2b__20_Text_20__28_Hintergrund_29_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5" style:display-name="Zwei Inhalte + Text (Hintergrund)~LT~Gliederung 5" style:family="paragraph" style:parent-style-name="Zwei_20_Inhalte_20__2b__20_Text_20__28_Hintergrund_29_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6" style:display-name="Zwei Inhalte + Text (Hintergrund)~LT~Gliederung 6" style:family="paragraph" style:parent-style-name="Zwei_20_Inhalte_20__2b__20_Text_20__28_Hintergrund_29_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7" style:display-name="Zwei Inhalte + Text (Hintergrund)~LT~Gliederung 7" style:family="paragraph" style:parent-style-name="Zwei_20_Inhalte_20__2b__20_Text_20__28_Hintergrund_29_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8" style:display-name="Zwei Inhalte + Text (Hintergrund)~LT~Gliederung 8" style:family="paragraph" style:parent-style-name="Zwei_20_Inhalte_20__2b__20_Text_20__28_Hintergrund_29_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9" style:display-name="Zwei Inhalte + Text (Hintergrund)~LT~Gliederung 9" style:family="paragraph" style:parent-style-name="Zwei_20_Inhalte_20__2b__20_Text_20__28_Hintergrund_29_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Titel" style:display-name="Zwei Inhalte + Text (Hintergrund)~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Untertitel" style:display-name="Zwei Inhalte + Text (Hintergrund)~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Notizen" style:display-name="Zwei Inhalte + Text (Hintergrun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Hintergrundobjekte" style:display-name="Zwei Inhalte + Text (Hintergrund)~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20__28_Hintergrund_29__7e_LT_7e_Hintergrund" style:display-name="Zwei Inhalte + Text (Hintergrund)~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10:51.661076760</meta:creation-date>
    <dc:date>2023-06-28T13:34:05.685466663</dc:date>
    <meta:editing-duration>PT12H26M22S</meta:editing-duration>
    <meta:editing-cycles>39</meta:editing-cycles>
    <meta:generator>LibreOffice/7.5.4.2$Linux_X86_64 LibreOffice_project/f5df176c80caea84288e6d2ddbbc413e4968a422</meta:generator>
    <meta:document-statistic meta:table-count="0" meta:image-count="0" meta:object-count="0" meta:page-count="3" meta:paragraph-count="28" meta:word-count="1248" meta:character-count="7633" meta:non-whitespace-character-count="6414"/>
  </office:meta>
</office:document-meta>
</file>